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Numbering_20_123">
      <style:text-properties officeooo:rsid="00062cde" officeooo:paragraph-rsid="00062cde"/>
    </style:style>
    <style:style style:name="P2" style:family="paragraph" style:parent-style-name="Standard" style:list-style-name="Numbering_20_abc">
      <style:text-properties officeooo:rsid="00062cde" officeooo:paragraph-rsid="00062cde"/>
    </style:style>
    <style:style style:name="P3" style:family="paragraph" style:parent-style-name="Standard" style:list-style-name="Numbering_20_ABC">
      <style:text-properties officeooo:rsid="00062cde" officeooo:paragraph-rsid="00062cde"/>
    </style:style>
    <style:style style:name="P4" style:family="paragraph" style:parent-style-name="Standard" style:list-style-name="Numbering_20_ivx">
      <style:text-properties officeooo:rsid="00062cde" officeooo:paragraph-rsid="00062cde"/>
    </style:style>
    <style:style style:name="P5" style:family="paragraph" style:parent-style-name="Standard" style:list-style-name="Numbering_20_IVX">
      <style:text-properties officeooo:rsid="00062cde" officeooo:paragraph-rsid="00062cde"/>
    </style:style>
    <style:style style:name="P6" style:family="paragraph" style:parent-style-name="Standard" style:list-style-name="Numbering_20_ivx">
      <style:text-properties officeooo:paragraph-rsid="00073ba3"/>
    </style:style>
    <style:style style:name="T1" style:family="text">
      <style:text-properties officeooo:rsid="00062cde"/>
    </style:style>
    <style:style style:name="T2" style:family="text">
      <style:text-properties officeooo:rsid="00073ba3"/>
    </style:style>
    <style:style style:name="T3" style:family="text">
      <style:text-properties officeooo:rsid="00090f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123">
        <text:list-item>
          <text:p text:style-name="P1">Numbering 123</text:p>
        </text:list-item>
      </text:list>
      <text:list text:style-name="Numbering_20_abc">
        <text:list-item>
          <text:p text:style-name="P2">Numbering abc</text:p>
        </text:list-item>
      </text:list>
      <text:list text:style-name="Numbering_20_ABC">
        <text:list-item>
          <text:p text:style-name="P3">Numbering ABC</text:p>
        </text:list-item>
      </text:list>
      <text:list text:style-name="Numbering_20_ivx">
        <text:list-item>
          <text:p text:style-name="P4">Numbering ivx</text:p>
          <text:list>
            <text:list-item>
              <text:list>
                <text:list-item>
                  <text:p text:style-name="P6"><text:span text:style-name="T1">Numbering </text:span><text:span text:style-name="T3">ivxs</text:span><text:span text:style-name="T1"> </text:span><text:span text:style-name="T2">level 3</text:span></text:p>
                </text:list-item>
              </text:list>
            </text:list-item>
          </text:list>
        </text:list-item>
      </text:list>
      <text:list text:style-name="Numbering_20_IVX">
        <text:list-item>
          <text:p text:style-name="P5">Numbering IVX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_5f__5f_XXX_5f__5f__5f_invalid" style:display-name="__XXX___invalid" style:family="text"/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3%)" style:num-suffix=")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3%)" style:num-suffix=")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3%)" style:num-suffix=")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3%)" style:num-suffix=")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3%)" style:num-suffix=")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3%)" style:num-suffix=")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3%)" style:num-suffix=")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09:01:31.292710345</meta:creation-date>
    <dc:date>2022-07-30T09:27:29.713212123</dc:date>
    <meta:editing-duration>PT3M24S</meta:editing-duration>
    <meta:editing-cycles>3</meta:editing-cycles>
    <meta:generator>LibreOfficeDev/7.5.0.0.alpha0$Linux_X86_64 LibreOffice_project/99f075b370b0d2ab3056a5a865d299d0e8c04f60</meta:generator>
    <meta:document-statistic meta:table-count="0" meta:image-count="0" meta:object-count="0" meta:page-count="1" meta:paragraph-count="6" meta:word-count="20" meta:character-count="99" meta:non-whitespace-character-count="91"/>
  </office:meta>
</office:document-meta>
</file>